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91055a6040" style:family="table" style:master-page-name="ta-mp-0x7f91055a6040">
      <style:table-properties table:display="true" style:writing-mode="lr-tb"/>
    </style:style>
    <style:style style:name="ta-0x7f91055a6230" style:family="table" style:master-page-name="ta-mp-0x7f91055a6230">
      <style:table-properties table:display="true" style:writing-mode="lr-tb"/>
    </style:style>
    <style:style style:name="ta-0x7f91055a6420" style:family="table" style:master-page-name="ta-mp-0x7f91055a6420">
      <style:table-properties table:display="true" style:writing-mode="lr-tb"/>
    </style:style>
    <style:style style:name="ta-0x7f91055a6610" style:family="table" style:master-page-name="ta-mp-0x7f91055a6610">
      <style:table-properties table:display="true" style:writing-mode="lr-tb"/>
    </style:style>
    <style:style style:name="ta-0x7f91055a6800" style:family="table" style:master-page-name="ta-mp-0x7f91055a6800">
      <style:table-properties table:display="true" style:writing-mode="lr-tb"/>
    </style:style>
    <style:style style:name="ta-0x7f91055a69f0" style:family="table" style:master-page-name="ta-mp-0x7f91055a69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910562f56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10562f68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10562f7b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10562f8d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10562fa0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10562fb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10562f4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1055979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10562fd7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1056300f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10562fc5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105597ae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10562fea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10563021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10562ffc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10563034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10563059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10563090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1056304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105597c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1056306b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105630a3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1056307e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105630b5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105630da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10563112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105630c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105597d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105630ed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10563124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105630ff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10563137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1056315c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10563193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1056314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105597e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1056316e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105631a6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10563181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105631b8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105631dd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10563215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105631c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105597f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105631f0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10563227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10563202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1056323a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OL-1" style:family="table-column">
      <style:table-column-properties style:column-width="207.75pt" style:use-optimal-column-width="false"/>
    </style:style>
    <style:style style:name="ACOL-2" style:family="table-column"/>
    <style:style style:name="ACOL-3" style:family="table-column">
      <style:table-column-properties style:column-width="121.50pt" style:use-optimal-column-width="true"/>
    </style:style>
    <style:style style:name="ACOL-4" style:family="table-column">
      <style:table-column-properties style:column-width="55.50pt" style:use-optimal-column-width="true"/>
    </style:style>
    <style:style style:name="ACOL-5" style:family="table-column">
      <style:table-column-properties style:column-width="36.00pt" style:use-optimal-column-width="true"/>
    </style:style>
    <style:style style:name="ACOL-6" style:family="table-column">
      <style:table-column-properties style:column-width="25.50pt" style:use-optimal-column-width="true"/>
    </style:style>
    <style:style style:name="ACOL-7" style:family="table-column">
      <style:table-column-properties style:column-width="31.50pt" style:use-optimal-column-width="true"/>
    </style:style>
    <style:style style:name="ACOL-8" style:family="table-column">
      <style:table-column-properties style:column-width="75.35pt" style:use-optimal-column-width="true"/>
    </style:style>
    <style:style style:name="ACOL-9" style:family="table-column">
      <style:table-column-properties style:column-width="94.85pt" style:use-optimal-column-width="true"/>
    </style:style>
    <style:style style:name="ACOL-10" style:family="table-column">
      <style:table-column-properties style:column-width="304.75pt" style:use-optimal-column-width="true"/>
    </style:style>
    <style:style style:name="AROW-1" style:family="table-row">
      <style:table-row-properties style:row-height="12.00pt" style:use-optimal-row-height="false"/>
    </style:style>
    <style:style style:name="AROW-2" style:family="table-row">
      <style:table-row-properties style:row-height="14.91pt" style:use-optimal-row-height="true"/>
    </style:style>
    <style:style style:name="AROW-3" style:family="table-row"/>
    <style:style style:name="AROW-4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9105527870" table:allow-empty-cell="true" table:display-list="unsorted" table:base-cell-address="$'TestCase'.A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9105636810" table:allow-empty-cell="true" table:display-list="unsorted" table:base-cell-address="$'TestCase'.A5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910563b410" table:allow-empty-cell="true" table:display-list="unsorted" table:base-cell-address="$'TestCase'.A7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verifySearchProductOnTheBasisOfStatus&quot;;&quot;verifyProductOnTheBasisOfFuzzySearch&quot;;&quot;verifyProductOnTheBasisOfMerchant&quot;})">
          <table:error-message table:display="true" table:message-type="warning"/>
        </table:content-validation>
        <table:content-validation table:name="VAL-0x7f9105640c70" table:allow-empty-cell="true" table:display-list="unsorted" table:base-cell-address="$'TestCase'.A9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9105637130" table:allow-empty-cell="true" table:display-list="unsorted" table:base-cell-address="$'TestCase'.A11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</table:content-validations>
      <table:table table:name="TestCase" table:style-name="ta-0x7f91055a6040" table:print="false">
        <office:forms form:automatic-focus="false" form:apply-design-mode="false">
          <form:form/>
        </office:forms>
        <table:table-column table:default-cell-style-name="ACE-0x7f910562f438" table:style-name="ACOL-1"/>
        <table:table-column table:style-name="ACOL-0" table:number-columns-repeated="127"/>
        <table:table-row table:style-name="AROW-0">
          <table:table-cell table:style-name="ACE-0x7f910562f56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0">
          <table:table-cell table:style-name="ACE-0x7f910562f688" table:content-validation-name="VAL-0x7f910552787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1">
          <table:table-cell table:style-name="ACE-0x7f910562f7b0" table:content-validation-name="VAL-0x7f9105636810" office:value-type="string">
            <text:p>login</text:p>
          </table:table-cell>
          <table:table-cell table:number-columns-repeated="127" table:style-name="Gnumeric-default"/>
        </table:table-row>
        <table:table-row table:style-name="AROW-0">
          <table:table-cell table:style-name="ACE-0x7f910562f8d8" table:content-validation-name="VAL-0x7f910563b410" office:value-type="string">
            <text:p>verifyProductOnTheBasisOfMerchant</text:p>
          </table:table-cell>
          <table:table-cell table:number-columns-repeated="127" table:style-name="Gnumeric-default"/>
        </table:table-row>
        <table:table-row table:style-name="AROW-2">
          <table:table-cell table:style-name="ACE-0x7f910562fa00" table:content-validation-name="VAL-0x7f9105640c70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 table:number-rows-repeated="3">
          <table:table-cell table:style-name="ACE-0x7f910562fb28" table:content-validation-name="VAL-0x7f9105637130"/>
          <table:table-cell table:number-columns-repeated="127" table:style-name="Gnumeric-default"/>
        </table:table-row>
        <table:table-row table:style-name="AROW-0" table:number-rows-repeated="1048568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f91055a6230" table:print="false">
        <office:forms form:automatic-focus="false" form:apply-design-mode="false">
          <form:form/>
        </office:forms>
        <table:table-column table:default-cell-style-name="ACE-0x7f910562fc50" table:style-name="ACOL-3"/>
        <table:table-column table:default-cell-style-name="ACE-0x7f910562fc50" table:style-name="ACOL-4"/>
        <table:table-column table:default-cell-style-name="ACE-0x7f910562fc50" table:style-name="ACOL-5"/>
        <table:table-column table:default-cell-style-name="ACE-0x7f910562fc50" table:style-name="ACOL-6"/>
        <table:table-column table:default-cell-style-name="ACE-0x7f910562fc50" table:style-name="ACOL-7"/>
        <table:table-column table:default-cell-style-name="ACE-0x7f910562fc50" table:style-name="ACOL-8"/>
        <table:table-column table:default-cell-style-name="ACE-0x7f910562fc50" table:style-name="ACOL-9"/>
        <table:table-column table:default-cell-style-name="ACE-0x7f910562fc50" table:style-name="ACOL-10"/>
        <table:table-column table:default-cell-style-name="ACE-0x7f9105597ae0" table:style-name="ACOL-0" table:number-columns-repeated="120"/>
        <table:table-row table:style-name="AROW-0">
          <table:table-cell table:style-name="ACE-0x7f910562fd78" office:value-type="string">
            <text:p>User Name</text:p>
          </table:table-cell>
          <table:table-cell table:style-name="ACE-0x7f910562fea0" office:value-type="string">
            <text:p>Password</text:p>
          </table:table-cell>
          <table:table-cell table:style-name="ACE-0x7f910562fea0" office:value-type="string">
            <text:p>Name</text:p>
          </table:table-cell>
          <table:table-cell table:style-name="ACE-0x7f910562fea0" office:value-type="string">
            <text:p>URL</text:p>
          </table:table-cell>
          <table:table-cell table:style-name="ACE-0x7f910562fea0" office:value-type="string">
            <text:p>Code</text:p>
          </table:table-cell>
          <table:table-cell table:style-name="ACE-0x7f910562fea0" office:value-type="string">
            <text:p>Status</text:p>
          </table:table-cell>
          <table:table-cell table:style-name="ACE-0x7f910562fea0" office:value-type="string">
            <text:p>Merchant DropDown</text:p>
          </table:table-cell>
          <table:table-cell table:style-name="ACE-0x7f910562ffc8" office:value-type="string">
            <text:p>Category Drop Down</text:p>
          </table:table-cell>
          <table:table-cell table:number-columns-repeated="120" table:style-name="ACE-0x7f9105597ae0"/>
        </table:table-row>
        <table:table-row table:style-name="AROW-0">
          <table:table-cell table:style-name="ACE-0x7f91056300f0" office:value-type="string">
            <text:p>testshopclue@sc.com</text:p>
          </table:table-cell>
          <table:table-cell table:style-name="ACE-0x7f9105630218" office:value-type="float" office:value="123456">
            <text:p>123456</text:p>
          </table:table-cell>
          <table:table-cell table:number-columns-repeated="3" table:style-name="ACE-0x7f9105630218"/>
          <table:table-cell table:style-name="ACE-0x7f9105630218" office:value-type="string">
            <text:p>Active</text:p>
          </table:table-cell>
          <table:table-cell table:style-name="ACE-0x7f9105630218" office:value-type="string">
            <text:p>akhtari trader</text:p>
          </table:table-cell>
          <table:table-cell table:style-name="ACE-0x7f9105630340" office:value-type="string">
            <text:p>All Categories</text:p>
          </table:table-cell>
          <table:table-cell table:number-columns-repeated="120" table:style-name="ACE-0x7f9105597ae0"/>
        </table:table-row>
        <table:table-row table:style-name="AROW-0" table:number-rows-repeated="1048564">
          <table:table-cell table:number-columns-repeated="128"/>
        </table:table-row>
        <table:table-row table:style-name="AROW-0" table:number-rows-repeated="10">
          <table:table-cell table:number-columns-repeated="128" table:style-name="ACE-0x7f9105597ae0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6" gnm:cursor-row="1">
          <gnm:selection gnm:start-col="6" gnm:start-row="1" gnm:end-col="6" gnm:end-row="1"/>
        </gnm:selections>
      </table:table>
      <table:table table:name="AQA2_TestData" table:style-name="ta-0x7f91055a6420" table:print="false">
        <office:forms form:automatic-focus="false" form:apply-design-mode="false">
          <form:form/>
        </office:forms>
        <table:table-column table:default-cell-style-name="ACE-0x7f9105630468" table:style-name="ACOL-3"/>
        <table:table-column table:default-cell-style-name="ACE-0x7f9105630468" table:style-name="ACOL-4"/>
        <table:table-column table:default-cell-style-name="ACE-0x7f9105630468" table:style-name="ACOL-5"/>
        <table:table-column table:default-cell-style-name="ACE-0x7f9105630468" table:style-name="ACOL-6"/>
        <table:table-column table:default-cell-style-name="ACE-0x7f9105630468" table:style-name="ACOL-7"/>
        <table:table-column table:default-cell-style-name="ACE-0x7f9105630468" table:style-name="ACOL-8"/>
        <table:table-column table:default-cell-style-name="ACE-0x7f9105630468" table:style-name="ACOL-9"/>
        <table:table-column table:default-cell-style-name="ACE-0x7f9105630468" table:style-name="ACOL-10"/>
        <table:table-column table:default-cell-style-name="ACE-0x7f9105597c08" table:style-name="ACOL-0" table:number-columns-repeated="120"/>
        <table:table-row table:style-name="AROW-0">
          <table:table-cell table:style-name="ACE-0x7f9105630590" office:value-type="string">
            <text:p>User Name</text:p>
          </table:table-cell>
          <table:table-cell table:style-name="ACE-0x7f91056306b8" office:value-type="string">
            <text:p>Password</text:p>
          </table:table-cell>
          <table:table-cell table:style-name="ACE-0x7f91056306b8" office:value-type="string">
            <text:p>Name</text:p>
          </table:table-cell>
          <table:table-cell table:style-name="ACE-0x7f91056306b8" office:value-type="string">
            <text:p>URL</text:p>
          </table:table-cell>
          <table:table-cell table:style-name="ACE-0x7f91056306b8" office:value-type="string">
            <text:p>Code</text:p>
          </table:table-cell>
          <table:table-cell table:style-name="ACE-0x7f91056306b8" office:value-type="string">
            <text:p>Status</text:p>
          </table:table-cell>
          <table:table-cell table:style-name="ACE-0x7f91056306b8" office:value-type="string">
            <text:p>Merchant DropDown</text:p>
          </table:table-cell>
          <table:table-cell table:style-name="ACE-0x7f91056307e0" office:value-type="string">
            <text:p>Category Drop Down</text:p>
          </table:table-cell>
          <table:table-cell table:number-columns-repeated="120" table:style-name="ACE-0x7f9105597c08"/>
        </table:table-row>
        <table:table-row table:style-name="AROW-0">
          <table:table-cell table:style-name="ACE-0x7f9105630908" office:value-type="string">
            <text:p>testshopclue@sc.com</text:p>
          </table:table-cell>
          <table:table-cell table:style-name="ACE-0x7f9105630a30" office:value-type="float" office:value="123456">
            <text:p>123456</text:p>
          </table:table-cell>
          <table:table-cell table:number-columns-repeated="3" table:style-name="ACE-0x7f9105630a30"/>
          <table:table-cell table:style-name="ACE-0x7f9105630a30" office:value-type="string">
            <text:p>Active</text:p>
          </table:table-cell>
          <table:table-cell table:style-name="ACE-0x7f9105630a30" office:value-type="string">
            <text:p>akhtari trader</text:p>
          </table:table-cell>
          <table:table-cell table:style-name="ACE-0x7f9105630b58" office:value-type="string">
            <text:p>All Categories</text:p>
          </table:table-cell>
          <table:table-cell table:number-columns-repeated="120" table:style-name="ACE-0x7f9105597c08"/>
        </table:table-row>
        <table:table-row table:style-name="AROW-4" table:number-rows-repeated="1048564">
          <table:table-cell table:number-columns-repeated="128"/>
        </table:table-row>
        <table:table-row table:style-name="AROW-4" table:number-rows-repeated="10">
          <table:table-cell table:number-columns-repeated="128" table:style-name="ACE-0x7f9105597c0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6" gnm:cursor-row="1">
          <gnm:selection gnm:start-col="6" gnm:start-row="1" gnm:end-col="6" gnm:end-row="1"/>
        </gnm:selections>
      </table:table>
      <table:table table:name="AQA3_TestData" table:style-name="ta-0x7f91055a6610" table:print="false">
        <office:forms form:automatic-focus="false" form:apply-design-mode="false">
          <form:form/>
        </office:forms>
        <table:table-column table:default-cell-style-name="ACE-0x7f9105630c80" table:style-name="ACOL-3"/>
        <table:table-column table:default-cell-style-name="ACE-0x7f9105630c80" table:style-name="ACOL-4"/>
        <table:table-column table:default-cell-style-name="ACE-0x7f9105630c80" table:style-name="ACOL-5"/>
        <table:table-column table:default-cell-style-name="ACE-0x7f9105630c80" table:style-name="ACOL-6"/>
        <table:table-column table:default-cell-style-name="ACE-0x7f9105630c80" table:style-name="ACOL-7"/>
        <table:table-column table:default-cell-style-name="ACE-0x7f9105630c80" table:style-name="ACOL-8"/>
        <table:table-column table:default-cell-style-name="ACE-0x7f9105630c80" table:style-name="ACOL-9"/>
        <table:table-column table:default-cell-style-name="ACE-0x7f9105630c80" table:style-name="ACOL-10"/>
        <table:table-column table:default-cell-style-name="ACE-0x7f9105597d30" table:style-name="ACOL-0" table:number-columns-repeated="120"/>
        <table:table-row table:style-name="AROW-0">
          <table:table-cell table:style-name="ACE-0x7f9105630da8" office:value-type="string">
            <text:p>User Name</text:p>
          </table:table-cell>
          <table:table-cell table:style-name="ACE-0x7f9105630ed0" office:value-type="string">
            <text:p>Password</text:p>
          </table:table-cell>
          <table:table-cell table:style-name="ACE-0x7f9105630ed0" office:value-type="string">
            <text:p>Name</text:p>
          </table:table-cell>
          <table:table-cell table:style-name="ACE-0x7f9105630ed0" office:value-type="string">
            <text:p>URL</text:p>
          </table:table-cell>
          <table:table-cell table:style-name="ACE-0x7f9105630ed0" office:value-type="string">
            <text:p>Code</text:p>
          </table:table-cell>
          <table:table-cell table:style-name="ACE-0x7f9105630ed0" office:value-type="string">
            <text:p>Status</text:p>
          </table:table-cell>
          <table:table-cell table:style-name="ACE-0x7f9105630ed0" office:value-type="string">
            <text:p>Merchant DropDown</text:p>
          </table:table-cell>
          <table:table-cell table:style-name="ACE-0x7f9105630ff8" office:value-type="string">
            <text:p>Category Drop Down</text:p>
          </table:table-cell>
          <table:table-cell table:number-columns-repeated="120" table:style-name="ACE-0x7f9105597d30"/>
        </table:table-row>
        <table:table-row table:style-name="AROW-0">
          <table:table-cell table:style-name="ACE-0x7f9105631120" office:value-type="string">
            <text:p>testshopclue@sc.com</text:p>
          </table:table-cell>
          <table:table-cell table:style-name="ACE-0x7f9105631248" office:value-type="float" office:value="123456">
            <text:p>123456</text:p>
          </table:table-cell>
          <table:table-cell table:number-columns-repeated="3" table:style-name="ACE-0x7f9105631248"/>
          <table:table-cell table:style-name="ACE-0x7f9105631248" office:value-type="string">
            <text:p>Active</text:p>
          </table:table-cell>
          <table:table-cell table:style-name="ACE-0x7f9105631248" office:value-type="string">
            <text:p>akhtari trader</text:p>
          </table:table-cell>
          <table:table-cell table:style-name="ACE-0x7f9105631370" office:value-type="string">
            <text:p>All Categories</text:p>
          </table:table-cell>
          <table:table-cell table:number-columns-repeated="120" table:style-name="ACE-0x7f9105597d30"/>
        </table:table-row>
        <table:table-row table:style-name="AROW-4" table:number-rows-repeated="1048564">
          <table:table-cell table:number-columns-repeated="128"/>
        </table:table-row>
        <table:table-row table:style-name="AROW-4" table:number-rows-repeated="10">
          <table:table-cell table:number-columns-repeated="128" table:style-name="ACE-0x7f9105597d30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6" gnm:cursor-row="1">
          <gnm:selection gnm:start-col="6" gnm:start-row="1" gnm:end-col="6" gnm:end-row="1"/>
        </gnm:selections>
      </table:table>
      <table:table table:name="AQA4_TestData" table:style-name="ta-0x7f91055a6800" table:print="false">
        <office:forms form:automatic-focus="false" form:apply-design-mode="false">
          <form:form/>
        </office:forms>
        <table:table-column table:default-cell-style-name="ACE-0x7f9105631498" table:style-name="ACOL-3"/>
        <table:table-column table:default-cell-style-name="ACE-0x7f9105631498" table:style-name="ACOL-4"/>
        <table:table-column table:default-cell-style-name="ACE-0x7f9105631498" table:style-name="ACOL-5"/>
        <table:table-column table:default-cell-style-name="ACE-0x7f9105631498" table:style-name="ACOL-6"/>
        <table:table-column table:default-cell-style-name="ACE-0x7f9105631498" table:style-name="ACOL-7"/>
        <table:table-column table:default-cell-style-name="ACE-0x7f9105631498" table:style-name="ACOL-8"/>
        <table:table-column table:default-cell-style-name="ACE-0x7f9105631498" table:style-name="ACOL-9"/>
        <table:table-column table:default-cell-style-name="ACE-0x7f9105631498" table:style-name="ACOL-10"/>
        <table:table-column table:default-cell-style-name="ACE-0x7f9105597e58" table:style-name="ACOL-0" table:number-columns-repeated="120"/>
        <table:table-row table:style-name="AROW-0">
          <table:table-cell table:style-name="ACE-0x7f91056315c0" office:value-type="string">
            <text:p>User Name</text:p>
          </table:table-cell>
          <table:table-cell table:style-name="ACE-0x7f91056316e8" office:value-type="string">
            <text:p>Password</text:p>
          </table:table-cell>
          <table:table-cell table:style-name="ACE-0x7f91056316e8" office:value-type="string">
            <text:p>Name</text:p>
          </table:table-cell>
          <table:table-cell table:style-name="ACE-0x7f91056316e8" office:value-type="string">
            <text:p>URL</text:p>
          </table:table-cell>
          <table:table-cell table:style-name="ACE-0x7f91056316e8" office:value-type="string">
            <text:p>Code</text:p>
          </table:table-cell>
          <table:table-cell table:style-name="ACE-0x7f91056316e8" office:value-type="string">
            <text:p>Status</text:p>
          </table:table-cell>
          <table:table-cell table:style-name="ACE-0x7f91056316e8" office:value-type="string">
            <text:p>Merchant DropDown</text:p>
          </table:table-cell>
          <table:table-cell table:style-name="ACE-0x7f9105631810" office:value-type="string">
            <text:p>Category Drop Down</text:p>
          </table:table-cell>
          <table:table-cell table:number-columns-repeated="120" table:style-name="ACE-0x7f9105597e58"/>
        </table:table-row>
        <table:table-row table:style-name="AROW-0">
          <table:table-cell table:style-name="ACE-0x7f9105631938" office:value-type="string">
            <text:p>testshopclue@sc.com</text:p>
          </table:table-cell>
          <table:table-cell table:style-name="ACE-0x7f9105631a60" office:value-type="float" office:value="123456">
            <text:p>123456</text:p>
          </table:table-cell>
          <table:table-cell table:number-columns-repeated="3" table:style-name="ACE-0x7f9105631a60"/>
          <table:table-cell table:style-name="ACE-0x7f9105631a60" office:value-type="string">
            <text:p>Active</text:p>
          </table:table-cell>
          <table:table-cell table:style-name="ACE-0x7f9105631a60" office:value-type="string">
            <text:p>akhtari trader</text:p>
          </table:table-cell>
          <table:table-cell table:style-name="ACE-0x7f9105631b88" office:value-type="string">
            <text:p>All Categories</text:p>
          </table:table-cell>
          <table:table-cell table:number-columns-repeated="120" table:style-name="ACE-0x7f9105597e58"/>
        </table:table-row>
        <table:table-row table:style-name="AROW-4" table:number-rows-repeated="1048564">
          <table:table-cell table:number-columns-repeated="128"/>
        </table:table-row>
        <table:table-row table:style-name="AROW-4" table:number-rows-repeated="10">
          <table:table-cell table:number-columns-repeated="128" table:style-name="ACE-0x7f9105597e5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6" gnm:cursor-row="1">
          <gnm:selection gnm:start-col="6" gnm:start-row="1" gnm:end-col="6" gnm:end-row="1"/>
        </gnm:selections>
      </table:table>
      <table:table table:name="AQA5_TestData" table:style-name="ta-0x7f91055a69f0" table:print="false">
        <office:forms form:automatic-focus="false" form:apply-design-mode="false">
          <form:form/>
        </office:forms>
        <table:table-column table:default-cell-style-name="ACE-0x7f9105631cb0" table:style-name="ACOL-3"/>
        <table:table-column table:default-cell-style-name="ACE-0x7f9105631cb0" table:style-name="ACOL-4"/>
        <table:table-column table:default-cell-style-name="ACE-0x7f9105631cb0" table:style-name="ACOL-5"/>
        <table:table-column table:default-cell-style-name="ACE-0x7f9105631cb0" table:style-name="ACOL-6"/>
        <table:table-column table:default-cell-style-name="ACE-0x7f9105631cb0" table:style-name="ACOL-7"/>
        <table:table-column table:default-cell-style-name="ACE-0x7f9105631cb0" table:style-name="ACOL-8"/>
        <table:table-column table:default-cell-style-name="ACE-0x7f9105631cb0" table:style-name="ACOL-9"/>
        <table:table-column table:default-cell-style-name="ACE-0x7f9105631cb0" table:style-name="ACOL-10"/>
        <table:table-column table:default-cell-style-name="ACE-0x7f9105597f80" table:style-name="ACOL-0" table:number-columns-repeated="120"/>
        <table:table-row table:style-name="AROW-0">
          <table:table-cell table:style-name="ACE-0x7f9105631dd8" office:value-type="string">
            <text:p>User Name</text:p>
          </table:table-cell>
          <table:table-cell table:style-name="ACE-0x7f9105631f00" office:value-type="string">
            <text:p>Password</text:p>
          </table:table-cell>
          <table:table-cell table:style-name="ACE-0x7f9105631f00" office:value-type="string">
            <text:p>Name</text:p>
          </table:table-cell>
          <table:table-cell table:style-name="ACE-0x7f9105631f00" office:value-type="string">
            <text:p>URL</text:p>
          </table:table-cell>
          <table:table-cell table:style-name="ACE-0x7f9105631f00" office:value-type="string">
            <text:p>Code</text:p>
          </table:table-cell>
          <table:table-cell table:style-name="ACE-0x7f9105631f00" office:value-type="string">
            <text:p>Status</text:p>
          </table:table-cell>
          <table:table-cell table:style-name="ACE-0x7f9105631f00" office:value-type="string">
            <text:p>Merchant DropDown</text:p>
          </table:table-cell>
          <table:table-cell table:style-name="ACE-0x7f9105632028" office:value-type="string">
            <text:p>Category Drop Down</text:p>
          </table:table-cell>
          <table:table-cell table:number-columns-repeated="120" table:style-name="ACE-0x7f9105597f80"/>
        </table:table-row>
        <table:table-row table:style-name="AROW-0">
          <table:table-cell table:style-name="ACE-0x7f9105632150" office:value-type="string">
            <text:p>testshopclue@sc.com</text:p>
          </table:table-cell>
          <table:table-cell table:style-name="ACE-0x7f9105632278" office:value-type="float" office:value="123456">
            <text:p>123456</text:p>
          </table:table-cell>
          <table:table-cell table:number-columns-repeated="3" table:style-name="ACE-0x7f9105632278"/>
          <table:table-cell table:style-name="ACE-0x7f9105632278" office:value-type="string">
            <text:p>Active</text:p>
          </table:table-cell>
          <table:table-cell table:style-name="ACE-0x7f9105632278" office:value-type="string">
            <text:p>akhtari trader</text:p>
          </table:table-cell>
          <table:table-cell table:style-name="ACE-0x7f91056323a0" office:value-type="string">
            <text:p>All Categories</text:p>
          </table:table-cell>
          <table:table-cell table:number-columns-repeated="120" table:style-name="ACE-0x7f9105597f80"/>
        </table:table-row>
        <table:table-row table:style-name="AROW-4" table:number-rows-repeated="1048564">
          <table:table-cell table:number-columns-repeated="128"/>
        </table:table-row>
        <table:table-row table:style-name="AROW-4" table:number-rows-repeated="10">
          <table:table-cell table:number-columns-repeated="128" table:style-name="ACE-0x7f9105597f80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6" gnm:cursor-row="1">
          <gnm:selection gnm:start-col="6" gnm:start-row="1" gnm:end-col="6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91055c8d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910558be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910552a33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910e2c9f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910e288f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910e3318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91055a6040" style:display-name="TestCase" style:page-layout-name="pl-0x7f91055c8d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91055a6230" style:display-name="AQA1_TestData" style:page-layout-name="pl-0x7f910558be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91055a6420" style:display-name="AQA2_TestData" style:page-layout-name="pl-0x7f910552a33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91055a6610" style:display-name="AQA3_TestData" style:page-layout-name="pl-0x7f910e2c9f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91055a6800" style:display-name="AQA4_TestData" style:page-layout-name="pl-0x7f910e288f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91055a69f0" style:display-name="AQA5_TestData" style:page-layout-name="pl-0x7f910e3318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03T13:04:11Z</dc:date>
    <meta:creation-date>2014-12-02T14:54:22Z</meta:creation-date>
    <meta:editing-cycles>31</meta:editing-cycles>
    <meta:editing-duration>PT9H10M6S</meta:editing-duration>
    <meta:generator>gnumeric/1.12.9</meta:generator>
    <meta:initial-creator>sakshi juneja</meta:initial-creator>
  </office:meta>
</office:document-meta>
</file>